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Verdana" svg:font-family="Verdana, Tahoma, Geneva, Arial, Helvetica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.727cm" style:rel-column-width="7465*"/>
    </style:style>
    <style:style style:name="Table1.B" style:family="table-column">
      <style:table-column-properties style:column-width="2.06cm" style:rel-column-width="5638*"/>
    </style:style>
    <style:style style:name="Table1.C" style:family="table-column">
      <style:table-column-properties style:column-width="2.394cm" style:rel-column-width="6552*"/>
    </style:style>
    <style:style style:name="Table1.E" style:family="table-column">
      <style:table-column-properties style:column-width="2.395cm" style:rel-column-width="6558*"/>
    </style:style>
    <style:style style:name="Table1.H" style:family="table-column">
      <style:table-column-properties style:column-width="3.59cm" style:rel-column-width="9828*"/>
    </style:style>
    <style:style style:name="Table1.I" style:family="table-column">
      <style:table-column-properties style:column-width="3.593cm" style:rel-column-width="98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2pt" fo:font-weight="bold" officeooo:rsid="000da726" officeooo:paragraph-rsid="000da72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1" fo:font-size="12pt" fo:font-weight="normal" officeooo:rsid="000c725d" officeooo:paragraph-rsid="000c725d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paragraph-rsid="00168ce5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c725d" officeooo:paragraph-rsid="000c725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c725d" officeooo:paragraph-rsid="002c336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da726" officeooo:paragraph-rsid="000da726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da726" officeooo:paragraph-rsid="002c336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112cd1" officeooo:paragraph-rsid="002c336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189efb" officeooo:paragraph-rsid="00189efb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2c3362" officeooo:paragraph-rsid="002c336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0c725d" officeooo:paragraph-rsid="000c725d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12cd1" officeooo:paragraph-rsid="00112cd1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2eeda" officeooo:paragraph-rsid="0012eeda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35fd6" officeooo:paragraph-rsid="00135fd6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4b5ac" officeooo:paragraph-rsid="0014b5ac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f73e4" officeooo:paragraph-rsid="001f73e4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1a8e" officeooo:paragraph-rsid="001d1a8e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9e17e" officeooo:paragraph-rsid="0029e17e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ae4e0" officeooo:paragraph-rsid="002ae4e0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95d0" officeooo:paragraph-rsid="001d95d0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language-asian="zh" style:country-asian="TW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paragraph-rsid="00189efb" style:font-size-asian="12pt" style:language-asian="zh" style:country-asian="TW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1a8e" officeooo:paragraph-rsid="001d1a8e" style:font-size-asian="12pt" style:language-asian="zh" style:country-asian="TW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5c548" officeooo:paragraph-rsid="0025c548" style:font-size-asian="12pt" style:language-asian="zh" style:country-asian="TW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7fc8d" officeooo:paragraph-rsid="0027fc8d" style:font-size-asian="12pt" style:language-asian="zh" style:country-asian="TW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6efae" officeooo:paragraph-rsid="0026efae" style:font-size-asian="12pt" style:language-asian="zh" style:country-asian="TW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fo:font-weight="normal" officeooo:rsid="00125b6d" officeooo:paragraph-rsid="00125b6d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1f73e4" officeooo:paragraph-rsid="001f73e4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1d1a8e" officeooo:paragraph-rsid="001d1a8e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7fc8d" officeooo:paragraph-rsid="0027fc8d" style:font-size-asian="12pt" style:language-asian="zh" style:country-asian="TW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language-asian="zh" style:country-asian="TW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6efae" officeooo:paragraph-rsid="0026efae" style:font-size-asian="12pt" style:language-asian="zh" style:country-asian="TW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5c548" officeooo:paragraph-rsid="0025c548" style:font-size-asian="12pt" style:language-asian="zh" style:country-asian="TW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95d0" officeooo:paragraph-rsid="001d95d0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1" fo:font-size="12pt" fo:font-weight="normal" officeooo:rsid="00168ce5" style:font-size-asian="12pt" style:font-weight-asian="normal" style:font-size-complex="12pt" style:font-weight-complex="normal"/>
    </style:style>
    <style:style style:name="T6" style:family="text">
      <style:text-properties officeooo:rsid="0012c9f3"/>
    </style:style>
    <style:style style:name="T7" style:family="text">
      <style:text-properties officeooo:rsid="0014cdab"/>
    </style:style>
    <style:style style:name="T8" style:family="text">
      <style:text-properties officeooo:rsid="002c9e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Data Set Description</text:p>
      <text:p text:style-name="P3"><text:span text:style-name="T5">Converter: </text:span><text:a xlink:type="simple" xlink:href="https://oxgarage2.tei-c.org/#" text:style-name="Internet_20_link" text:visited-style-name="Visited_20_Internet_20_Link">https://oxgarage2.tei-c.org/#</text:a>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9">Identifier</text:p>
          </table:table-cell>
          <table:table-cell table:style-name="Table1.A1" table:number-columns-spanned="2" office:value-type="string">
            <text:p text:style-name="P6"><text:span text:style-name="T6">Author </text:span>Gender/<text:span text:style-name="T7">Name</text:span></text:p>
          </table:table-cell>
          <table:covered-table-cell/>
          <table:table-cell table:style-name="Table1.A1" table:number-columns-spanned="3" office:value-type="string">
            <text:p text:style-name="P6">Size</text:p>
          </table:table-cell>
          <table:covered-table-cell/>
          <table:covered-table-cell/>
          <table:table-cell table:style-name="Table1.A1" office:value-type="string">
            <text:p text:style-name="P8">Date</text:p>
          </table:table-cell>
          <table:table-cell table:style-name="Table1.H1" table:number-columns-spanned="2" office:value-type="string">
            <text:p text:style-name="P8">Reprints</text:p>
          </table:table-cell>
          <table:covered-table-cell/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5">Male</text:p>
          </table:table-cell>
          <table:table-cell table:style-name="Table1.A2" office:value-type="string">
            <text:p text:style-name="P5">Female</text:p>
          </table:table-cell>
          <table:table-cell table:style-name="Table1.A2" office:value-type="string">
            <text:p text:style-name="P7">Long</text:p>
          </table:table-cell>
          <table:table-cell table:style-name="Table1.A2" office:value-type="string">
            <text:p text:style-name="P1">Medium</text:p>
          </table:table-cell>
          <table:table-cell table:style-name="Table1.A2" office:value-type="string">
            <text:p text:style-name="P1">Short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7">High</text:p>
          </table:table-cell>
          <table:table-cell table:style-name="Table1.I2" office:value-type="string">
            <text:p text:style-name="P11">Low</text:p>
          </table:table-cell>
        </table:table-row>
        <table:table-row>
          <table:table-cell table:style-name="Table1.A3" table:number-columns-spanned="9" office:value-type="string">
            <text:p text:style-name="P5"><text:span text:style-name="T1">Hungarian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HU10230</text:p>
          </table:table-cell>
          <table:table-cell table:style-name="Table1.A2" office:value-type="string">
            <text:p text:style-name="P20">Ferencz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6">1861</text:p>
          </table:table-cell>
          <table:table-cell table:style-name="Table1.A2" office:value-type="string">
            <text:p text:style-name="P14">*</text:p>
          </table:table-cell>
          <table:table-cell table:style-name="Table1.I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8">HU16123</text:p>
          </table:table-cell>
          <table:table-cell table:style-name="Table1.A2" office:value-type="string">
            <text:p text:style-name="P34">Dezső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9">1896</text:p>
          </table:table-cell>
          <table:table-cell table:style-name="Table1.A2" office:value-type="string">
            <text:p text:style-name="P14"/>
          </table:table-cell>
          <table:table-cell table:style-name="Table1.I2" office:value-type="string">
            <text:p text:style-name="P14">*</text:p>
          </table:table-cell>
        </table:table-row>
        <table:table-row>
          <table:table-cell table:style-name="Table1.A2" office:value-type="string">
            <text:p text:style-name="P27">HU07264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3"><text:span text:style-name="T2">Cécile</text:span> 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4">*</text:p>
          </table:table-cell>
          <table:table-cell table:style-name="Table1.A2" office:value-type="string">
            <text:p text:style-name="P27">1<text:span text:style-name="T8">9</text:span>14</text:p>
          </table:table-cell>
          <table:table-cell table:style-name="Table1.A2" office:value-type="string">
            <text:p text:style-name="P14">*</text:p>
          </table:table-cell>
          <table:table-cell table:style-name="Table1.I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4">HU18579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1">Sándorné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4">*</text:p>
          </table:table-cell>
          <table:table-cell table:style-name="Table1.A2" office:value-type="string">
            <text:p text:style-name="P24">1915</text:p>
          </table:table-cell>
          <table:table-cell table:style-name="Table1.A2" office:value-type="string">
            <text:p text:style-name="P14"/>
          </table:table-cell>
          <table:table-cell table:style-name="Table1.I2" office:value-type="string">
            <text:p text:style-name="P25">*</text:p>
          </table:table-cell>
        </table:table-row>
        <table:table-row>
          <table:table-cell table:style-name="Table1.A3" table:number-columns-spanned="9" office:value-type="string">
            <text:p text:style-name="P12">Ger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9">DEU001</text:p>
          </table:table-cell>
          <table:table-cell table:style-name="Table1.A2" office:value-type="string">
            <text:p text:style-name="P19">Willkomm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9">1845</text:p>
          </table:table-cell>
          <table:table-cell table:style-name="Table1.A2" office:value-type="string">
            <text:p text:style-name="P14"/>
          </table:table-cell>
          <table:table-cell table:style-name="Table1.I2" office:value-type="string">
            <text:p text:style-name="P14">*</text:p>
          </table:table-cell>
        </table:table-row>
        <table:table-row>
          <table:table-cell table:style-name="Table1.A2" office:value-type="string">
            <text:p text:style-name="P19">DEU004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>Otto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9">1858</text:p>
          </table:table-cell>
          <table:table-cell table:style-name="Table1.A2" office:value-type="string">
            <text:p text:style-name="P14"/>
          </table:table-cell>
          <table:table-cell table:style-name="Table1.I2" office:value-type="string">
            <text:p text:style-name="P14">*</text:p>
          </table:table-cell>
        </table:table-row>
        <table:table-row>
          <table:table-cell table:style-name="Table1.A2" office:value-type="string">
            <text:p text:style-name="P19">DEU051</text:p>
          </table:table-cell>
          <table:table-cell table:style-name="Table1.A2" office:value-type="string">
            <text:p text:style-name="P19">Fontane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9">1885</text:p>
          </table:table-cell>
          <table:table-cell table:style-name="Table1.A2" office:value-type="string">
            <text:p text:style-name="P14">*</text:p>
          </table:table-cell>
          <table:table-cell table:style-name="Table1.I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1">DEU099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32">Christ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3">1914</text:p>
          </table:table-cell>
          <table:table-cell table:style-name="Table1.A2" office:value-type="string">
            <text:p text:style-name="P14">*</text:p>
          </table:table-cell>
          <table:table-cell table:style-name="Table1.I2" office:value-type="string">
            <text:p text:style-name="P14"/>
          </table:table-cell>
        </table:table-row>
        <table:table-row>
          <table:table-cell table:style-name="Table1.A3" table:number-columns-spanned="9" office:value-type="string">
            <text:p text:style-name="P12">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<text:span text:style-name="T3">ENG18400</text:span><text:span text:style-name="T4"> </text:span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30">Trollope</text:p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>1840</text:p>
          </table:table-cell>
          <table:table-cell table:style-name="Table1.A2" office:value-type="string">
            <text:p text:style-name="P14"/>
          </table:table-cell>
          <table:table-cell table:style-name="Table1.I2" office:value-type="string">
            <text:p text:style-name="P14">*</text:p>
          </table:table-cell>
        </table:table-row>
        <table:table-row>
          <table:table-cell table:style-name="Table1.A2" office:value-type="string">
            <text:p text:style-name="P16">ENG18652</text:p>
          </table:table-cell>
          <table:table-cell table:style-name="Table1.A2" office:value-type="string">
            <text:p text:style-name="P16">Carroll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7">1865</text:p>
          </table:table-cell>
          <table:table-cell table:style-name="Table1.A2" office:value-type="string">
            <text:p text:style-name="P14">*</text:p>
          </table:table-cell>
          <table:table-cell table:style-name="Table1.I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22">ENG18860</text:p>
          </table:table-cell>
          <table:table-cell table:style-name="Table1.A2" office:value-type="string">
            <text:p text:style-name="P22">Hardy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2">1886</text:p>
          </table:table-cell>
          <table:table-cell table:style-name="Table1.A2" office:value-type="string">
            <text:p text:style-name="P14">*</text:p>
          </table:table-cell>
          <table:table-cell table:style-name="Table1.I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8">ENG19020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8">Nesbit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8">1902</text:p>
          </table:table-cell>
          <table:table-cell table:style-name="Table1.A2" office:value-type="string">
            <text:p text:style-name="P14"/>
          </table:table-cell>
          <table:table-cell table:style-name="Table1.I2" office:value-type="string">
            <text:p text:style-name="P14">*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Verdana" svg:font-family="Verdana, Tahoma, Geneva, Arial, Helvetica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1T21:39:39.532000000</meta:creation-date>
    <dc:date>2019-12-15T22:55:28.471000000</dc:date>
    <meta:editing-duration>PT3H57M23S</meta:editing-duration>
    <meta:editing-cycles>32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77" meta:word-count="82" meta:character-count="400" meta:non-whitespace-character-count="391"/>
  </office:meta>
</office:document-meta>
</file>